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style:font-name="Nimbus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74pt solid #000000"/>
      <style:text-properties style:font-name="Nimbus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Nimbus Roman" fo:font-size="10pt" style:font-size-asian="10pt" style:font-size-complex="10pt"/>
    </style:style>
    <style:style style:name="ce10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  <style:text-properties style:font-name="Nimbus Roman" fo:font-size="10pt" style:font-size-asian="10pt" style:font-size-complex="10pt"/>
    </style:style>
    <style:style style:name="ce11" style:family="table-cell" style:parent-style-name="Default" style:data-style-name="N4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Nimbus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0pt" style:language-asian="zh" style:country-asian="CN" style:font-style-asian="normal" style:font-weight-asian="normal" style:font-name-complex="Liberation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font-name="Nimbus Roman" fo:font-size="10pt" style:font-size-asian="10pt" style:font-size-complex="10pt"/>
    </style:style>
    <style:style style:name="ce13" style:family="table-cell" style:parent-style-name="Default" style:data-style-name="N4">
      <style:table-cell-properties fo:border="0.74pt solid #000000"/>
      <style:text-properties style:font-name="Nimbus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fo:border="0.74pt solid #000000"/>
      <style:text-properties style:font-name="Nimbus Roman" fo:font-size="10pt" style:font-size-asian="10pt" style:font-size-complex="10pt"/>
    </style:style>
    <style:style style:name="ce15" style:family="table-cell" style:parent-style-name="Default" style:data-style-name="N4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3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Item (Edital)</text:p>
          </table:table-cell>
          <table:table-cell table:style-name="ce2" office:value-type="string" calcext:value-type="string">
            <text:p>Descrição</text:p>
          </table:table-cell>
          <table:table-cell table:style-name="ce8" office:value-type="string" calcext:value-type="string">
            <text:p>Quantidade</text:p>
          </table:table-cell>
          <table:table-cell table:style-name="ce8" office:value-type="string" calcext:value-type="string">
            <text:p>Valor Unitário (R$)</text:p>
          </table:table-cell>
          <table:table-cell table:style-name="ce8" office:value-type="string" calcext:value-type="string">
            <text:p>Total (R$)</text:p>
          </table:table-cell>
        </table:table-row>
        <table:table-row table:style-name="ro1">
          <table:table-cell table:style-name="ce3" office:value-type="string" calcext:value-type="string">
            <text:p>9.1.1</text:p>
          </table:table-cell>
          <table:table-cell table:style-name="ce3" office:value-type="string" calcext:value-type="string">
            <text:p>Recursos Humano</text:p>
          </table:table-cell>
          <table:table-cell table:style-name="ce3" table:number-columns-repeated="2"/>
          <table:table-cell table:style-name="ce13" office:value-type="float" office:value="35860" calcext:value-type="float">
            <text:p>35.860,0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Engenheiro Ambiental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14" office:value-type="float" office:value="13040" calcext:value-type="float">
            <text:p>13.040,0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Agrônomo 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14" office:value-type="float" office:value="6520" calcext:value-type="float">
            <text:p>6.520,0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Administrador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14" office:value-type="float" office:value="6520" calcext:value-type="float">
            <text:p>6.520,0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Contador</text:p>
          </table:table-cell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14" office:value-type="float" office:value="4890" calcext:value-type="float">
            <text:p>4.890,0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Bolsa Estágio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000" calcext:value-type="float">
            <text:p>2.000,000</text:p>
          </table:table-cell>
          <table:table-cell table:style-name="ce14" office:value-type="float" office:value="6000" calcext:value-type="float">
            <text:p>6.000,00</text:p>
          </table:table-cell>
        </table:table-row>
        <table:table-row table:style-name="ro1"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Outras Rubricas</text:p>
          </table:table-cell>
          <table:table-cell table:style-name="ce3" table:number-columns-repeated="2"/>
          <table:table-cell table:style-name="ce13" office:value-type="float" office:value="1378791.61" calcext:value-type="float">
            <text:p>1.378.791,6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Construção Unidade Sede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float" office:value="339952.44" calcext:value-type="float">
            <text:p>339.952,44</text:p>
          </table:table-cell>
          <table:table-cell table:style-name="ce14" office:value-type="float" office:value="1019857.32" calcext:value-type="float">
            <text:p>1.019.857,32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Construção de galpão de cutivos de mudas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71206.7" calcext:value-type="float">
            <text:p>71.206,70</text:p>
          </table:table-cell>
          <table:table-cell table:style-name="ce14" office:value-type="float" office:value="213620.1" calcext:value-type="float">
            <text:p>213.620,10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 Construção de Poço Artesiano com bomba subme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438.33" calcext:value-type="float">
            <text:p>48438,33</text:p>
          </table:table-cell>
          <table:table-cell table:style-name="ce4" office:value-type="float" office:value="145314.19" calcext:value-type="float">
            <text:p>145314,19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Subtotal</text:p>
          </table:table-cell>
          <table:covered-table-cell table:number-columns-repeated="3" table:style-name="ce2"/>
          <table:table-cell table:style-name="ce15" table:formula="of:=[.E16]+[.E22]" office:value-type="float" office:value="1414651.61" calcext:value-type="float">
            <text:p>1.414.651,61</text:p>
          </table:table-cell>
        </table:table-row>
        <table:table-row table:style-name="ro1">
          <table:table-cell table:style-name="ce2" office:value-type="string" calcext:value-type="string">
            <text:p>9.3.7</text:p>
          </table:table-cell>
          <table:table-cell table:style-name="ce7" office:value-type="string" calcext:value-type="string">
            <text:p>Custo de Coordenação e Gestão (5% do Subtotal)</text:p>
          </table:table-cell>
          <table:table-cell table:style-name="ce1" table:number-columns-repeated="2"/>
          <table:table-cell table:style-name="ce16" table:formula="of:=0.05*[.E26]" office:value-type="float" office:value="70732.5805" calcext:value-type="float">
            <text:p>70.732,58</text:p>
          </table:table-cell>
        </table:table-row>
        <table:table-row table:style-name="ro1">
          <table:table-cell table:style-name="ce6" office:value-type="string" calcext:value-type="string" table:number-columns-spanned="4" table:number-rows-spanned="1">
            <text:p>Total Geral do Projeto</text:p>
          </table:table-cell>
          <table:covered-table-cell table:number-columns-repeated="3" table:style-name="ce2"/>
          <table:table-cell table:style-name="ce15" table:formula="of:=SUM([.E26:.E27])" office:value-type="float" office:value="1485384.1905" calcext:value-type="float">
            <text:p>1.485.384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0:39:43.967405995</meta:creation-date>
    <dc:date>2025-08-02T11:26:07.416496889</dc:date>
    <meta:editing-duration>PT5M12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